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0000003BCF75CEC08ACD6834C.png" manifest:media-type="image/png"/>
  <manifest:file-entry manifest:full-path="Pictures/100000010000027D00000278285C0A6FDE4BECFA.png" manifest:media-type="image/png"/>
  <manifest:file-entry manifest:full-path="Pictures/10000001000003C2000003B3F3D40E73797C4F32.png" manifest:media-type="image/png"/>
  <manifest:file-entry manifest:full-path="Pictures/10000001000003BC000003ADA00F4DB90DA5CA0E.png" manifest:media-type="image/png"/>
  <manifest:file-entry manifest:full-path="Pictures/10000001000003C1000003B8FBAEC853FFD791A1.png" manifest:media-type="image/png"/>
  <manifest:file-entry manifest:full-path="Pictures/10000001000003C2000003B70228E9D1D5865433.png" manifest:media-type="image/png"/>
  <manifest:file-entry manifest:full-path="Pictures/10000001000003C1000003BB4579F74C06DF408C.png" manifest:media-type="image/png"/>
  <manifest:file-entry manifest:full-path="Pictures/10000001000003C6000003C26EE93E0EBA88D7F4.png" manifest:media-type="image/png"/>
  <manifest:file-entry manifest:full-path="Pictures/10000001000003BE000003B66CBFC655DB7CCC51.png" manifest:media-type="image/png"/>
  <manifest:file-entry manifest:full-path="Pictures/10000001000003BD000003AA6F6DF416221660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5.875cm" svg:height="15.75cm" svg:x="6cm" svg:y="0cm">
          <draw:image xlink:href="Pictures/100000010000027D00000278285C0A6FDE4BEC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16cm" svg:height="15.749cm" svg:x="6cm" svg:y="0cm">
          <draw:image xlink:href="Pictures/10000001000003BC000003ADA00F4DB90DA5CA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16cm" svg:height="15.851cm" svg:x="6cm" svg:y="0cm">
          <draw:image xlink:href="Pictures/10000001000003C1000003B8FBAEC853FFD791A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16.09cm" svg:height="15.906cm" svg:x="6cm" svg:y="0cm">
          <draw:image xlink:href="Pictures/10000001000003C2000003B70228E9D1D586543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16.124cm" svg:height="15.873cm" svg:x="6cm" svg:y="0cm">
          <draw:image xlink:href="Pictures/10000001000003C2000003B3F3D40E73797C4F3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1" draw:layer="layout" svg:width="15.892cm" svg:height="15.827cm" svg:x="6cm" svg:y="0cm">
          <draw:image xlink:href="Pictures/10000001000003C0000003BCF75CEC08ACD6834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1" draw:layer="layout" svg:width="16.031cm" svg:height="15.966cm" svg:x="6cm" svg:y="0cm">
          <draw:image xlink:href="Pictures/10000001000003C6000003C26EE93E0EBA88D7F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" draw:text-style-name="P1" draw:layer="layout" svg:width="15.847cm" svg:height="15.749cm" svg:x="6cm" svg:y="0cm">
          <draw:image xlink:href="Pictures/10000001000003C1000003BB4579F74C06DF40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" draw:text-style-name="P1" draw:layer="layout" svg:width="15.881cm" svg:height="15.749cm" svg:x="6cm" svg:y="0.001cm">
          <draw:image xlink:href="Pictures/10000001000003BE000003B66CBFC655DB7CCC5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1" draw:text-style-name="P1" draw:layer="layout" svg:width="16.166cm" svg:height="15.846cm" svg:x="6cm" svg:y="0cm">
          <draw:image xlink:href="Pictures/10000001000003BD000003AA6F6DF4162216605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3-21T12:50:21.763000000</dc:date>
    <meta:editing-duration>PT9M43S</meta:editing-duration>
    <meta:editing-cycles>4</meta:editing-cycles>
    <meta:generator>LibreOffice/7.4.6.2$Windows_X86_64 LibreOffice_project/5b1f5509c2decdade7fda905e3e1429a67acd63d</meta:generator>
    <meta:document-statistic meta:object-count="51"/>
  </office:meta>
</office:document-meta>
</file>